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Calibri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font-name-complex="Calibri" fo:font-size="18pt" style:font-size-asian="18pt" style:font-size-complex="18pt"/>
    </style:style>
    <style:style style:name="P3" style:parent-style-name="Standard" style:family="paragraph">
      <style:text-properties style:font-name-complex="Calibri" fo:font-size="18pt" style:font-size-asian="18pt" style:font-size-complex="18pt"/>
    </style:style>
    <style:style style:name="P4" style:parent-style-name="Standard" style:family="paragraph">
      <style:text-properties style:font-name-complex="Calibri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style:font-name-complex="Calibri" fo:font-size="18pt" style:font-size-asian="18pt" style:font-size-complex="18pt"/>
    </style:style>
    <style:style style:name="P6" style:parent-style-name="Standard" style:family="paragraph">
      <style:text-properties style:font-name-complex="Calibri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font-name-complex="Calibri" fo:font-size="18pt" style:font-size-asian="18pt" style:font-size-complex="18pt"/>
    </style:style>
    <style:style style:name="P8" style:parent-style-name="Standard" style:family="paragraph">
      <style:text-properties style:font-name-complex="Calibri" fo:font-size="18pt" style:font-size-asian="18pt" style:font-size-complex="18pt"/>
    </style:style>
    <style:style style:name="P9" style:parent-style-name="Standard" style:family="paragraph">
      <style:text-properties style:font-name-complex="Calibri" fo:font-weight="bold" style:font-weight-asian="bold" fo:font-size="18pt" style:font-size-asian="18pt" style:font-size-complex="18pt" style:text-underline-type="single" style:text-underline-style="solid" style:text-underline-width="auto" style:text-underline-mode="continuous"/>
    </style:style>
    <style:style style:name="T10" style:parent-style-name="Absatz-Standardschriftart" style:family="text">
      <style:text-properties style:font-name-complex="Calibri" fo:font-size="18pt" style:font-size-asian="18pt" style:font-size-complex="18pt"/>
    </style:style>
  </office:automatic-styles>
  <office:body>
    <office:text text:use-soft-page-breaks="true">
      <text:p text:style-name="P1">Anwendung</text:p>
      <text:p text:style-name="P2">Am ersten tag der Menstruation aufgeben<text:s/>auf die Außenseite eines Oberarms, am Oberkörper<text:s text:c="3"/><text:s/>(mit Ausnahme der Brüste), am Gesäß oder am Bauch.</text:p>
      <text:p text:style-name="P3"/>
      <text:p text:style-name="P4">Vor teile<text:s/><text:s/></text:p>
      <text:p text:style-name="P5">Es<text:s/>muss nur einmal wöchentlich angewendet werden.</text:p>
      <text:p text:style-name="P6">Nachteile<text:s/></text:p>
      <text:p text:style-name="P7">schützt nicht vor sexuell übertragbaren Infektionen.</text:p>
      <text:p text:style-name="P8"/>
      <text:p text:style-name="P9">Funktionsweise<text:s/></text:p>
      <text:p text:style-name="Standard"><text:span text:style-name="T10">sollte am ersten Tag der Menstruation auf die Haut aufgeklebt werden. Die Position spielt dabei eine eher untergeordnete Rolle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imm Baalmann</meta:initial-creator>
    <dc:creator>Timm Baalmann</dc:creator>
    <meta:creation-date>2018-02-12T15:16:00Z</meta:creation-date>
    <dc:date>2018-02-12T15:36:00Z</dc:date>
    <meta:template xlink:href="Normal.dotm" xlink:type="simple"/>
    <meta:editing-cycles>1</meta:editing-cycles>
    <meta:editing-duration>PT0S</meta:editing-duration>
    <meta:document-statistic meta:page-count="1" meta:paragraph-count="1" meta:word-count="58" meta:character-count="425" meta:row-count="3" meta:non-whitespace-character-count="368"/>
  </office:meta>
</office:document-meta>
</file>